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cd19e" officeooo:paragraph-rsid="001cd19e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cd19e" officeooo:paragraph-rsid="001cd19e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1cd19e" officeooo:paragraph-rsid="001cd19e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18 tasks:</text:p>
      <text:p text:style-name="P1"/>
      <text:p text:style-name="P1"/>
      <text:p text:style-name="P3">1: Write a conditional statement to check a customer’s age at a bar. If the customer is under 18 log a message advising they are too young, otherwise ask what they would like to drink. </text:p>
      <text:p text:style-name="P4">2: Declare a variable called "Password". Write an if statement that checks how many characters are in the password, if the password has more than 8 characters log the password to the console, if the password has less than 8 characters log to the console that the password is too short. </text:p>
      <text:p text:style-name="P4">3: Create a variable that stores a number. Check whether the number is divisible by 3 or 5, if so log "This number is divisible by 3 or 5" to the console. Otherwise log an alternate message to the console. </text:p>
      <text:p text:style-name="P4">4: Create a variable that stores a number. If the number is divisible by 3, log "fizz" to the console. If the number is divisible by 5 log "buzz" to the console. If the number is divisible by both 3 and 5, log "fizz buzz" to the console. Otherwise log the number to the console.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31:39.266000000</meta:creation-date>
    <dc:date>2024-01-23T18:32:40.293000000</dc:date>
    <meta:editing-duration>PT1M1S</meta:editing-duration>
    <meta:editing-cycles>1</meta:editing-cycles>
    <meta:document-statistic meta:table-count="0" meta:image-count="0" meta:object-count="0" meta:page-count="1" meta:paragraph-count="5" meta:word-count="184" meta:character-count="969" meta:non-whitespace-character-count="786"/>
    <meta:generator>LibreOffice/7.6.4.1$Windows_X86_64 LibreOffice_project/e19e193f88cd6c0525a17fb7a176ed8e6a3e2aa1</meta:generator>
  </office:meta>
</office:document-meta>
</file>